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no-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0.5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Лист1" table:style-name="ta1">
        <table:shapes>
          <draw:frame draw:z-index="0" draw:style-name="gr1" svg:width="15.997cm" svg:height="9.005cm" svg:x="0.221cm" svg:y="4.999cm">
            <draw:object draw:notify-on-update-of-ranges="Лист1.B2:Лист1.B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7" table:default-cell-style-name="ce3"/>
        <table:table-column table:style-name="co1" table:default-cell-style-name="Default"/>
        <table:table-row table:style-name="ro1">
          <table:table-cell office:value-type="string" calcext:value-type="string" table:number-columns-spanned="2" table:number-rows-spanned="1">
            <text:p>10^6</text:p>
          </table:table-cell>
          <table:covered-table-cell/>
          <table:table-cell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repeated="2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9155" calcext:value-type="float">
            <text:p>59155</text:p>
          </table:table-cell>
          <table:table-cell table:number-columns-repeated="2"/>
          <table:table-cell table:style-name="ce2" office:value-type="string" calcext:value-type="string" table:number-columns-spanned="2" table:number-rows-spanned="1">
            <text:p>10^3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10^4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10^5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10^6</text:p>
          </table:table-cell>
          <table:covered-table-cell table:style-name="ce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4972" calcext:value-type="float">
            <text:p>34972</text:p>
          </table:table-cell>
          <table:table-cell table:number-columns-repeated="2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peed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4228" calcext:value-type="float">
            <text:p>242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368" calcext:value-type="float">
            <text:p>0,000368</text:p>
          </table:table-cell>
          <table:table-cell office:value-type="float" office:value="2718279" calcext:value-type="float">
            <text:p>2718279</text:p>
          </table:table-cell>
          <table:table-cell office:value-type="float" office:value="0.003512" calcext:value-type="float">
            <text:p>0,003512</text:p>
          </table:table-cell>
          <table:table-cell office:value-type="float" office:value="2861248" calcext:value-type="float">
            <text:p>2861248</text:p>
          </table:table-cell>
          <table:table-cell office:value-type="float" office:value="1.699198" calcext:value-type="float">
            <text:p>1,699198</text:p>
          </table:table-cell>
          <table:table-cell office:value-type="float" office:value="58851" calcext:value-type="float">
            <text:p>58851</text:p>
          </table:table-cell>
          <table:table-cell office:value-type="float" office:value="16.858383" calcext:value-type="float">
            <text:p>16,858383</text:p>
          </table:table-cell>
          <table:table-cell table:style-name="ce3" office:value-type="float" office:value="59318" calcext:value-type="float">
            <text:p>5931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334" calcext:value-type="float">
            <text:p>173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0453" calcext:value-type="float">
            <text:p>0,000453</text:p>
          </table:table-cell>
          <table:table-cell office:value-type="float" office:value="551882" calcext:value-type="float">
            <text:p>551882</text:p>
          </table:table-cell>
          <table:table-cell office:value-type="float" office:value="0.005026" calcext:value-type="float">
            <text:p>0,005026</text:p>
          </table:table-cell>
          <table:table-cell office:value-type="float" office:value="497403" calcext:value-type="float">
            <text:p>497403</text:p>
          </table:table-cell>
          <table:table-cell office:value-type="float" office:value="1.485669" calcext:value-type="float">
            <text:p>1,485669</text:p>
          </table:table-cell>
          <table:table-cell office:value-type="float" office:value="16827" calcext:value-type="float">
            <text:p>16827</text:p>
          </table:table-cell>
          <table:table-cell office:value-type="float" office:value="14.480799" calcext:value-type="float">
            <text:p>14,480799</text:p>
          </table:table-cell>
          <table:table-cell table:style-name="ce3" office:value-type="float" office:value="17264" calcext:value-type="float">
            <text:p>1726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241" calcext:value-type="float">
            <text:p>1424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1006" calcext:value-type="float">
            <text:p>0,001006</text:p>
          </table:table-cell>
          <table:table-cell office:value-type="float" office:value="124268" calcext:value-type="float">
            <text:p>124268</text:p>
          </table:table-cell>
          <table:table-cell office:value-type="float" office:value="0.006302" calcext:value-type="float">
            <text:p>0,006302</text:p>
          </table:table-cell>
          <table:table-cell office:value-type="float" office:value="198354" calcext:value-type="float">
            <text:p>198354</text:p>
          </table:table-cell>
          <table:table-cell office:value-type="float" office:value="1.422253" calcext:value-type="float">
            <text:p>1,422253</text:p>
          </table:table-cell>
          <table:table-cell office:value-type="float" office:value="8789" calcext:value-type="float">
            <text:p>8789</text:p>
          </table:table-cell>
          <table:table-cell office:value-type="float" office:value="14.082213" calcext:value-type="float">
            <text:p>14,082213</text:p>
          </table:table-cell>
          <table:table-cell table:style-name="ce3" office:value-type="float" office:value="8876" calcext:value-type="float">
            <text:p>88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839" calcext:value-type="float">
            <text:p>11839</text:p>
          </table:table-cell>
          <table:table-cell/>
          <table:table-cell table:style-name="Default" table:number-columns-repeated="8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394" calcext:value-type="float">
            <text:p>10394</text:p>
          </table:table-cell>
          <table:table-cell/>
          <table:table-cell table:style-name="Default" table:number-columns-repeated="8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77" calcext:value-type="float">
            <text:p>9077</text:p>
          </table:table-cell>
          <table:table-cell/>
          <table:table-cell table:style-name="Default" table:number-columns-repeated="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0106P0" style:volatile="true" number:language="ru" number:country="RU">
      <number:number number:decimal-places="0" number:min-integer-digits="1" number:grouping="true"/>
      <number:text>р.</number:text>
    </number:number-style>
    <number:number-style style:name="N10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6P0"/>
    </number:number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2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09P0"/>
    </number:number-style>
    <number:date-style style:name="N10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1" number:language="ru" number:country="RU">
      <number:month number:textual="true"/>
      <number:text>.</number:text>
      <number:year/>
    </number:date-style>
    <number:time-style style:name="N10112" number:language="ru" number:country="RU">
      <number:hours/>
      <number:text>:</number:text>
      <number:minutes number:style="long"/>
      <number:text> </number:text>
      <number:am-pm/>
    </number:time-style>
    <number:time-style style:name="N10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ru" number:country="RU">
      <number:number number:decimal-places="0" number:min-integer-digits="1" number:grouping="true"/>
      <number:text>   </number:text>
    </number:number-style>
    <number:number-style style:name="N10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ru" number:country="RU">
      <number:number number:decimal-places="0" number:min-integer-digits="1" number:grouping="true"/>
      <number:text>   </number:text>
    </number:number-style>
    <number:number-style style:name="N10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2" number:min-integer-digits="1" number:grouping="true"/>
      <number:text>   </number:text>
    </number:number-style>
    <number:number-style style:name="N10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number:min-integer-digits="1" number:grouping="true"/>
      <number:text>   </number:text>
    </number:number-style>
    <number:number-style style:name="N10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1P1" style:volatile="true" number:language="ru" number:country="RU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1P2" style:volatile="true" number:language="ru" number:country="RU">
      <number:text> </number:text>
      <loext:fill-character> </loext:fill-character>
      <number:text>-    </number:text>
    </number:number-style>
    <number:text-style style:name="N10121" number:language="ru" number:country="RU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ru" number:country="RU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0122P1" style:volatile="true" number:language="ru" number:country="RU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0122P2" style:volatile="true" number:language="ru" number:country="RU">
      <number:text> </number:text>
      <loext:fill-character> </loext:fill-character>
      <number:text>-р.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3P1" style:volatile="true" number:language="ru" number:country="RU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3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0124P1" style:volatile="true" number:language="ru" number:country="RU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0124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.00.0000</text:date>, <text:time style:data-style-name="N2" text:time-value="15:53:41.44250641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pozitoo  </meta:initial-creator>
    <meta:creation-date>2015-03-15T19:20:23.002991558</meta:creation-date>
    <dc:date>2015-05-24T15:58:39.591338393</dc:date>
    <meta:editing-duration>PT33S</meta:editing-duration>
    <meta:editing-cycles>3</meta:editing-cycles>
    <meta:generator>LibreOffice/4.2.8.2$Linux_X86_64 LibreOffice_project/420m0$Build-2</meta:generator>
    <meta:document-statistic meta:table-count="1" meta:cell-count="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04cm" svg:y="4.204cm" style:legend-expansion="high" chart:style-name="ch2"/>
        <chart:plot-area chart:style-name="ch3" table:cell-range-address="Лист1.B2:Лист1.B9" svg:x="1.33cm" svg:y="0.18cm" svg:width="11.391cm" svg:height="7.665cm">
          <chartooo:coordinate-region svg:x="2.507cm" svg:y="0.379cm" svg:width="10.12cm" svg:height="6.819cm"/>
          <chart:axis chart:dimension="x" chart:name="primary-x" chart:style-name="ch4">
            <chart:title svg:x="5.513cm" svg:y="8.025cm" chart:style-name="ch5">
              <text:p>Количество потоков</text:p>
            </chart:title>
          </chart:axis>
          <chart:axis chart:dimension="y" chart:name="primary-y" chart:style-name="ch4">
            <chart:title svg:x="0.451cm" svg:y="5.948cm" chart:style-name="ch6">
              <text:p>Пропускная способность</text:p>
            </chart:title>
            <chart:grid chart:style-name="ch7" chart:class="major"/>
          </chart:axis>
          <chart:series chart:style-name="ch8" chart:values-cell-range-address="Лист1.B2:Лист1.B9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155">
                <text:p>59155</text:p>
                <draw:g>
                  <svg:desc>Лист1.B2:Лист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72">
                <text:p>349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228">
                <text:p>242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334">
                <text:p>173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241">
                <text:p>142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94">
                <text:p>103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77">
                <text:p>90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